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11in"/>
    </style:style>
    <style:style style:name="co2" style:family="table-column">
      <style:table-column-properties fo:break-before="auto" style:column-width="3.473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5.0709in"/>
    </style:style>
    <style:style style:name="co8" style:family="table-column">
      <style:table-column-properties fo:break-before="auto" style:column-width="6.1in"/>
    </style:style>
    <style:style style:name="co9" style:family="table-column">
      <style:table-column-properties fo:break-before="auto" style:column-width="1.3035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fo:color="#ff8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81d41a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81d41a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ff4000"/>
    </style:style>
    <style:style style:name="ce13" style:family="table-cell" style:parent-style-name="Default">
      <style:table-cell-properties fo:border-bottom="none" fo:background-color="#81d41a" fo:border-left="0.06pt solid #000000" fo:border-right="0.06pt solid #000000" fo:border-top="none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3" table:default-cell-style-name="ce6"/>
        <table:table-column table:style-name="co3" table:default-cell-style-name="Default"/>
        <table:table-column table:style-name="co3" table:default-cell-style-name="ce6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0" table:default-cell-style-name="Default"/>
        <table:table-row table:style-name="ro1">
          <table:table-cell table:style-name="ce3" office:value-type="string" calcext:value-type="string">
            <text:p>Keep this file version-controlled inside its directory of the reader because this file will be consumed by the parser to create a data routing dictionary on-the-fly!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Fully-resolved NXDL path based on the NXapm.nxdl.xml application definition</text:p>
          </table:table-cell>
          <table:table-cell table:style-name="ce7" office:value-type="string" calcext:value-type="string">
            <text:p>Available sources to fill these fields with useful data (x for sure, ? eventually, empty not)</text:p>
          </table:table-cell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4" office:value-type="string" calcext:value-type="string">
            <text:p>Info data type</text:p>
          </table:table-cell>
          <table:table-cell table:style-name="ce7" office:value-type="string" calcext:value-type="string">
            <text:p>Enum default</text:p>
          </table:table-cell>
          <table:table-cell table:style-name="ce7" office:value-type="string" calcext:value-type="string">
            <text:p>JSON document-based missing input to be filled by the user</text:p>
          </table:table-cell>
          <table:table-cell/>
          <table:table-cell office:value-type="string" calcext:value-type="string">
            <text:p>Elab</text:p>
          </table:table-cell>
          <table:table-cell office:value-type="string" calcext:value-type="string">
            <text:p>create mapping BagOfWordTerm &gt;&gt; NXDL path</text:p>
          </table:table-cell>
          <table:table-cell table:number-columns-repeated="1009"/>
        </table:table-row>
        <table:table-row table:style-name="ro2">
          <table:table-cell/>
          <table:table-cell table:style-name="ce8" office:value-type="string" calcext:value-type="string">
            <text:p>Acquisition/Analysis Software</text:p>
          </table:table-cell>
          <table:table-cell table:style-name="ce11" office:value-type="string" calcext:value-type="string">
            <text:p>APT6</text:p>
          </table:table-cell>
          <table:table-cell table:style-name="ce8" office:value-type="string" calcext:value-type="string">
            <text:p>POS</text:p>
          </table:table-cell>
          <table:table-cell table:style-name="ce11" office:value-type="string" calcext:value-type="string">
            <text:p>EPOS</text:p>
          </table:table-cell>
          <table:table-cell table:style-name="ce8" office:value-type="string" calcext:value-type="string">
            <text:p>RNG</text:p>
          </table:table-cell>
          <table:table-cell table:style-name="ce11" office:value-type="string" calcext:value-type="string">
            <text:p>RRNG</text:p>
          </table:table-cell>
          <table:table-cell table:style-name="ce8" office:value-type="string" calcext:value-type="string">
            <text:p>ELN / Human input</text:p>
          </table:table-cell>
          <table:table-cell table:number-columns-repeated="4"/>
          <table:table-cell office:value-type="string" calcext:value-type="string">
            <text:p>BagOfWordTerm</text:p>
          </table:table-cell>
          <table:table-cell office:value-type="string" calcext:value-type="string">
            <text:p>Unit for the BagOfWordTerm</text:p>
          </table:table-cell>
          <table:table-cell table:number-columns-repeated="1009"/>
        </table:table-row>
        <table:table-row table:style-name="ro3"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 table:number-columns-repeated="1013"/>
        </table:table-row>
        <table:table-row table:style-name="ro3">
          <table:table-cell office:value-type="string" calcext:value-type="string">
            <text:p>/ENTRY[entry]/atom_probe/STAGE_LAB[stage_lab]/base_temperatur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FLOAT</text:p>
          </table:table-cell>
          <table:table-cell/>
          <table:table-cell table:style-name="ce14" table:formula="of:=IF(OR([.B5]=&quot;x&quot;;[.H5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STAGE_LAB[stage_lab]/base_temperature/@unit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6]=&quot;x&quot;;[.H6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STAGE_LAB[stage_lab]/descriptio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7]=&quot;x&quot;;[.H7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STAGE_LAB[stage_lab]/desig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8]=&quot;x&quot;;[.H8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STAGE_LAB[stage_lab]/manufacturer_nam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9]=&quot;x&quot;;[.H9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STAGE_LAB[stage_lab]/model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0]=&quot;x&quot;;[.H10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STAGE_LAB[stage_lab]/nam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1]=&quot;x&quot;;[.H11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STAGE_LAB[stage_lab]/serial_number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2]=&quot;x&quot;;[.H12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control_software/analysis_chamber/pressur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X_FLOAT</text:p>
          </table:table-cell>
          <table:table-cell/>
          <table:table-cell table:style-name="ce14" table:formula="of:=IF(OR([.B13]=&quot;x&quot;;[.H13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control_software/analysis_chamber/pressure/@units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X_CHAR</text:p>
          </table:table-cell>
          <table:table-cell/>
          <table:table-cell table:style-name="ce14" table:formula="of:=IF(OR([.B14]=&quot;x&quot;;[.H14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counter_electrode/aperture/descriptio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5]=&quot;x&quot;;[.H15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counter_electrode/has_reflectro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BOOLEAN</text:p>
          </table:table-cell>
          <table:table-cell/>
          <table:table-cell table:style-name="ce14" table:formula="of:=IF(OR([.B16]=&quot;x&quot;;[.H16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counter_electrode/manufacturer_nam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7]=&quot;x&quot;;[.H17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counter_electrode/model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8]=&quot;x&quot;;[.H18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counter_electrode/nam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9]=&quot;x&quot;;[.H19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counter_electrode/serial_number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20]=&quot;x&quot;;[.H20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flight_path_length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FLOAT</text:p>
          </table:table-cell>
          <table:table-cell/>
          <table:table-cell table:style-name="ce14" table:formula="of:=IF(OR([.B21]=&quot;x&quot;;[.H21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flight_path_length/@unit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22]=&quot;x&quot;;[.H22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hit_multiplicity/hit_multiplicit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NX_UINT</text:p>
          </table:table-cell>
          <table:table-cell/>
          <table:table-cell table:style-name="ce14" table:formula="of:=IF(OR([.B23]=&quot;x&quot;;[.H23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hit_multiplicity/program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24]=&quot;x&quot;;[.H24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hit_multiplicity/program/@versio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25]=&quot;x&quot;;[.H25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hit_multiplicity/pulse_id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UINT</text:p>
          </table:table-cell>
          <table:table-cell/>
          <table:table-cell table:style-name="ce14" table:formula="of:=IF(OR([.B26]=&quot;x&quot;;[.H26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hit_multiplicity/pulses_since_last_ion</text:p>
          </table:table-cell>
          <table:table-cell/>
          <table:table-cell table:style-name="ce1" office:value-type="string" calcext:value-type="string">
            <text:p>unclear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NX_UINT</text:p>
          </table:table-cell>
          <table:table-cell/>
          <table:table-cell table:style-name="ce14" table:formula="of:=IF(OR([.B27]=&quot;x&quot;;[.H27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instrument_capability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28]=&quot;x&quot;;[.H28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instrument_identifier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29]=&quot;x&quot;;[.H29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instrument_manufacturer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30]=&quot;x&quot;;[.H30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instrument_model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31]=&quot;x&quot;;[.H31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ion_detector/manufacturer_nam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32]=&quot;x&quot;;[.H32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ion_detector/model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33]=&quot;x&quot;;[.H33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ion_detector/nam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34]=&quot;x&quot;;[.H34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ion_detector/serial_number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35]=&quot;x&quot;;[.H35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ion_detector/signal_amplitud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FLOAT</text:p>
          </table:table-cell>
          <table:table-cell/>
          <table:table-cell table:style-name="ce14" table:formula="of:=IF(OR([.B36]=&quot;x&quot;;[.H36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ion_detector/signal_amplitude/@unit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37]=&quot;x&quot;;[.H37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ion_detector/typ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 office:value-type="string" calcext:value-type="string">
            <text:p>mcp dld</text:p>
          </table:table-cell>
          <table:table-cell table:style-name="ce14" table:formula="of:=IF(OR([.B38]=&quot;x&quot;;[.H38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ion_filtering/evaporation_id_included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BOOLEAN</text:p>
          </table:table-cell>
          <table:table-cell/>
          <table:table-cell table:style-name="ce14" table:formula="of:=IF(OR([.B39]=&quot;x&quot;;[.H39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ion_filtering/program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40]=&quot;x&quot;;[.H40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ion_filtering/program/@versio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41]=&quot;x&quot;;[.H41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ion_impact_positions/arrival_time_pair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NUMBER</text:p>
          </table:table-cell>
          <table:table-cell/>
          <table:table-cell table:style-name="ce14" table:formula="of:=IF(OR([.B42]=&quot;x&quot;;[.H42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ion_impact_positions/arrival_time_pairs/@unit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43]=&quot;x&quot;;[.H43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ion_impact_positions/detection_rat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FLOAT</text:p>
          </table:table-cell>
          <table:table-cell/>
          <table:table-cell table:style-name="ce14" table:formula="of:=IF(OR([.B44]=&quot;x&quot;;[.H44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ion_impact_positions/detection_rate/@unit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45]=&quot;x&quot;;[.H45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ion_impact_positions/hit_position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NX_FLOAT</text:p>
          </table:table-cell>
          <table:table-cell/>
          <table:table-cell table:style-name="ce14" table:formula="of:=IF(OR([.B46]=&quot;x&quot;;[.H46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ion_impact_positions/hit_positions/@unit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NX_CHAR</text:p>
          </table:table-cell>
          <table:table-cell/>
          <table:table-cell table:style-name="ce14" table:formula="of:=IF(OR([.B47]=&quot;x&quot;;[.H47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ion_impact_positions/program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48]=&quot;x&quot;;[.H48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ion_impact_positions/program/@versio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49]=&quot;x&quot;;[.H49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laser_or_high_voltage_pulser/laser_pulser/manufacturer_nam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50]=&quot;x&quot;;[.H50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laser_or_high_voltage_pulser/laser_pulser/model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51]=&quot;x&quot;;[.H51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laser_or_high_voltage_pulser/laser_pulser/nam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52]=&quot;x&quot;;[.H52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laser_or_high_voltage_pulser/laser_pulser/pow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NX_FLOAT</text:p>
          </table:table-cell>
          <table:table-cell/>
          <table:table-cell table:style-name="ce14" table:formula="of:=IF(OR([.B53]=&quot;x&quot;;[.H53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laser_or_high_voltage_pulser/laser_pulser/power/@uni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NX_CHAR</text:p>
          </table:table-cell>
          <table:table-cell/>
          <table:table-cell table:style-name="ce14" table:formula="of:=IF(OR([.B54]=&quot;x&quot;;[.H54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laser_or_high_voltage_pulser/laser_pulser/pulse_energy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unclear</text:p>
          </table:table-cell>
          <table:table-cell table:number-columns-repeated="5"/>
          <table:table-cell office:value-type="string" calcext:value-type="string">
            <text:p>NX_FLOAT</text:p>
          </table:table-cell>
          <table:table-cell/>
          <table:table-cell table:style-name="ce14" table:formula="of:=IF(OR([.B55]=&quot;x&quot;;[.H55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laser_or_high_voltage_pulser/laser_pulser/pulse_energy/@units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unclear</text:p>
          </table:table-cell>
          <table:table-cell table:number-columns-repeated="5"/>
          <table:table-cell office:value-type="string" calcext:value-type="string">
            <text:p>NX_CHAR</text:p>
          </table:table-cell>
          <table:table-cell/>
          <table:table-cell table:style-name="ce14" table:formula="of:=IF(OR([.B56]=&quot;x&quot;;[.H56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laser_or_high_voltage_pulser/laser_pulser/serial_number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57]=&quot;x&quot;;[.H57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laser_or_high_voltage_pulser/laser_pulser/wavelength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FLOAT</text:p>
          </table:table-cell>
          <table:table-cell/>
          <table:table-cell table:style-name="ce14" table:formula="of:=IF(OR([.B58]=&quot;x&quot;;[.H58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laser_or_high_voltage_pulser/laser_pulser/wavelength/@unit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59]=&quot;x&quot;;[.H59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laser_or_high_voltage_pulser/pulse_frac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NX_NUMBER</text:p>
          </table:table-cell>
          <table:table-cell/>
          <table:table-cell table:style-name="ce14" table:formula="of:=IF(OR([.B60]=&quot;x&quot;;[.H60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laser_or_high_voltage_pulser/pulse_frequenc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NX_NUMBER</text:p>
          </table:table-cell>
          <table:table-cell/>
          <table:table-cell table:style-name="ce14" table:formula="of:=IF(OR([.B61]=&quot;x&quot;;[.H61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laser_or_high_voltage_pulser/pulse_frequency/@uni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NX_CHAR</text:p>
          </table:table-cell>
          <table:table-cell/>
          <table:table-cell table:style-name="ce14" table:formula="of:=IF(OR([.B62]=&quot;x&quot;;[.H62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laser_or_high_voltage_pulser/pulse_mod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 office:value-type="string" calcext:value-type="string">
            <text:p>laser</text:p>
          </table:table-cell>
          <table:table-cell table:style-name="ce14" table:formula="of:=IF(OR([.B63]=&quot;x&quot;;[.H63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laser_or_high_voltage_pulser/pulsed_voltag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NX_FLOAT</text:p>
          </table:table-cell>
          <table:table-cell/>
          <table:table-cell table:style-name="ce14" table:formula="of:=IF(OR([.B64]=&quot;x&quot;;[.H64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laser_or_high_voltage_pulser/pulsed_voltage/@unit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NX_CHAR</text:p>
          </table:table-cell>
          <table:table-cell/>
          <table:table-cell table:style-name="ce14" table:formula="of:=IF(OR([.B65]=&quot;x&quot;;[.H65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laser_or_high_voltage_pulser/standing_voltag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NX_FLOAT</text:p>
          </table:table-cell>
          <table:table-cell/>
          <table:table-cell table:style-name="ce14" table:formula="of:=IF(OR([.B66]=&quot;x&quot;;[.H66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laser_or_high_voltage_pulser/standing_voltage/@unit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NX_CHAR</text:p>
          </table:table-cell>
          <table:table-cell/>
          <table:table-cell table:style-name="ce14" table:formula="of:=IF(OR([.B67]=&quot;x&quot;;[.H67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location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NX_CHAR</text:p>
          </table:table-cell>
          <table:table-cell/>
          <table:table-cell table:style-name="ce14" table:formula="of:=IF(OR([.B68]=&quot;x&quot;;[.H68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mass_to_charge_conversion/mass_to_charge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NX_FLOAT</text:p>
          </table:table-cell>
          <table:table-cell/>
          <table:table-cell table:style-name="ce14" table:formula="of:=IF(OR([.B69]=&quot;x&quot;;[.H69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mass_to_charge_conversion/mass_to_charge/@units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NX_CHAR</text:p>
          </table:table-cell>
          <table:table-cell/>
          <table:table-cell table:style-name="ce14" table:formula="of:=IF(OR([.B70]=&quot;x&quot;;[.H70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mass_to_charge_conversion/program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71]=&quot;x&quot;;[.H71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mass_to_charge_conversion/program/@versio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72]=&quot;x&quot;;[.H72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nam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73]=&quot;x&quot;;[.H73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background_quantification/program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74]=&quot;x&quot;;[.H74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background_quantification/program/@versio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75]=&quot;x&quot;;[.H75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mass_to_charge_distribution/program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76]=&quot;x&quot;;[.H76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mass_to_charge_distribution/program/@versio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77]=&quot;x&quot;;[.H77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mass_to_charge_distribution/range_increment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FLOAT</text:p>
          </table:table-cell>
          <table:table-cell/>
          <table:table-cell table:style-name="ce14" table:formula="of:=IF(OR([.B78]=&quot;x&quot;;[.H78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mass_to_charge_distribution/range_increment/@unit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79]=&quot;x&quot;;[.H79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mass_to_charge_distribution/range_minmax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FLOAT</text:p>
          </table:table-cell>
          <table:table-cell/>
          <table:table-cell table:style-name="ce14" table:formula="of:=IF(OR([.B80]=&quot;x&quot;;[.H80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mass_to_charge_distribution/range_minmax/@unit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81]=&quot;x&quot;;[.H81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maximum_number_of_atoms_per_molecular_ion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NX_UINT</text:p>
          </table:table-cell>
          <table:table-cell/>
          <table:table-cell table:style-name="ce14" table:formula="of:=IF(OR([.B82]=&quot;x&quot;;[.H82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ranging/number_of_iontype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NX_UINT</text:p>
          </table:table-cell>
          <table:table-cell/>
          <table:table-cell table:style-name="ce14" table:formula="of:=IF(OR([.B83]=&quot;x&quot;;[.H83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ranging/peak_identification/ION[ion]/charge_state</text:p>
          </table:table-cell>
          <table:table-cell table:number-columns-repeated="4"/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NX_INT</text:p>
          </table:table-cell>
          <table:table-cell/>
          <table:table-cell table:style-name="ce14" table:formula="of:=IF(OR([.B84]=&quot;x&quot;;[.H84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ranging/peak_identification/ION[ion]/charge_state/@units</text:p>
          </table:table-cell>
          <table:table-cell table:number-columns-repeated="4"/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NX_CHAR</text:p>
          </table:table-cell>
          <table:table-cell/>
          <table:table-cell table:style-name="ce14" table:formula="of:=IF(OR([.B85]=&quot;x&quot;;[.H85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ranging/peak_identification/ION[ion]/ion_type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NX_UINT</text:p>
          </table:table-cell>
          <table:table-cell/>
          <table:table-cell table:style-name="ce14" table:formula="of:=IF(OR([.B86]=&quot;x&quot;;[.H86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ranging/peak_identification/ION[ion]/isotope_vecto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NX_UINT</text:p>
          </table:table-cell>
          <table:table-cell/>
          <table:table-cell table:style-name="ce14" table:formula="of:=IF(OR([.B87]=&quot;x&quot;;[.H87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ranging/peak_identification/ION[ion]/mass_to_charge_range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NX_FLOAT</text:p>
          </table:table-cell>
          <table:table-cell/>
          <table:table-cell table:style-name="ce14" table:formula="of:=IF(OR([.B88]=&quot;x&quot;;[.H88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ranging/peak_identification/ION[ion]/mass_to_charge_range/@units</text:p>
          </table:table-cell>
          <table:table-cell table:number-columns-repeated="4"/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NX_CHAR</text:p>
          </table:table-cell>
          <table:table-cell/>
          <table:table-cell table:style-name="ce14" table:formula="of:=IF(OR([.B89]=&quot;x&quot;;[.H89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peak_identification/ION[ion]/nam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NX_CHAR</text:p>
          </table:table-cell>
          <table:table-cell/>
          <table:table-cell table:style-name="ce14" table:formula="of:=IF(OR([.B90]=&quot;x&quot;;[.H90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peak_identification/program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91]=&quot;x&quot;;[.H91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peak_identification/program/@versio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92]=&quot;x&quot;;[.H92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peak_search_and_deconvolution/PEAK[peak]/intensity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NUMBER</text:p>
          </table:table-cell>
          <table:table-cell/>
          <table:table-cell table:style-name="ce14" table:formula="of:=IF(OR([.B93]=&quot;x&quot;;[.H93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peak_search_and_deconvolution/PEAK[peak]/intensity/@unit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94]=&quot;x&quot;;[.H94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peak_search_and_deconvolution/PEAK[peak]/label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95]=&quot;x&quot;;[.H95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peak_search_and_deconvolution/PEAK[peak]/peak_model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 office:value-type="string" calcext:value-type="string">
            <text:p>empirical</text:p>
          </table:table-cell>
          <table:table-cell table:style-name="ce14" table:formula="of:=IF(OR([.B96]=&quot;x&quot;;[.H96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peak_search_and_deconvolution/PEAK[peak]/positio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NUMBER</text:p>
          </table:table-cell>
          <table:table-cell/>
          <table:table-cell table:style-name="ce14" table:formula="of:=IF(OR([.B97]=&quot;x&quot;;[.H97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peak_search_and_deconvolution/PEAK[peak]/position/@unit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98]=&quot;x&quot;;[.H98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peak_search_and_deconvolution/program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99]=&quot;x&quot;;[.H99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peak_search_and_deconvolution/program/@versio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00]=&quot;x&quot;;[.H100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program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01]=&quot;x&quot;;[.H101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anging/program/@versio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02]=&quot;x&quot;;[.H102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econstruction/program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03]=&quot;x&quot;;[.H103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econstruction/program/@versio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04]=&quot;x&quot;;[.H104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reconstruction/protocol_nam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 office:value-type="string" calcext:value-type="string">
            <text:p>bas original</text:p>
          </table:table-cell>
          <table:table-cell table:style-name="ce14" table:formula="of:=IF(OR([.B105]=&quot;x&quot;;[.H105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reconstruction/reconstructed_positions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NX_FLOAT</text:p>
          </table:table-cell>
          <table:table-cell/>
          <table:table-cell table:style-name="ce14" table:formula="of:=IF(OR([.B106]=&quot;x&quot;;[.H106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reconstruction/reconstructed_positions/@units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NX_CHAR</text:p>
          </table:table-cell>
          <table:table-cell/>
          <table:table-cell table:style-name="ce14" table:formula="of:=IF(OR([.B107]=&quot;x&quot;;[.H107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specimen_monitoring/initial_radiu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FLOAT</text:p>
          </table:table-cell>
          <table:table-cell/>
          <table:table-cell table:style-name="ce14" table:formula="of:=IF(OR([.B108]=&quot;x&quot;;[.H108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specimen_monitoring/initial_radius/@unit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09]=&quot;x&quot;;[.H109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specimen_monitoring/shank_angl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FLOAT</text:p>
          </table:table-cell>
          <table:table-cell/>
          <table:table-cell table:style-name="ce14" table:formula="of:=IF(OR([.B110]=&quot;x&quot;;[.H110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specimen_monitoring/shank_angle/@unit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11]=&quot;x&quot;;[.H111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voltage_and_bowl_correction/calibrated_tof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1" office:value-type="string" calcext:value-type="string">
            <text:p>unclear</text:p>
          </table:table-cell>
          <table:table-cell table:number-columns-repeated="3"/>
          <table:table-cell office:value-type="string" calcext:value-type="string">
            <text:p>NX_FLOAT</text:p>
          </table:table-cell>
          <table:table-cell/>
          <table:table-cell table:style-name="ce14" table:formula="of:=IF(OR([.B112]=&quot;x&quot;;[.H112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voltage_and_bowl_correction/calibrated_tof/@units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" office:value-type="string" calcext:value-type="string">
            <text:p>unclear</text:p>
          </table:table-cell>
          <table:table-cell table:number-columns-repeated="3"/>
          <table:table-cell office:value-type="string" calcext:value-type="string">
            <text:p>NX_CHAR</text:p>
          </table:table-cell>
          <table:table-cell/>
          <table:table-cell table:style-name="ce14" table:formula="of:=IF(OR([.B113]=&quot;x&quot;;[.H113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voltage_and_bowl_correction/program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14]=&quot;x&quot;;[.H114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atom_probe/voltage_and_bowl_correction/program/@versio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15]=&quot;x&quot;;[.H115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voltage_and_bowl_correction/raw_tof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NX_FLOAT</text:p>
          </table:table-cell>
          <table:table-cell/>
          <table:table-cell table:style-name="ce14" table:formula="of:=IF(OR([.B116]=&quot;x&quot;;[.H116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 table:visibility="filter">
          <table:table-cell office:value-type="string" calcext:value-type="string">
            <text:p>/ENTRY[entry]/atom_probe/voltage_and_bowl_correction/raw_tof/@units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NX_CHAR</text:p>
          </table:table-cell>
          <table:table-cell/>
          <table:table-cell table:style-name="ce14" table:formula="of:=IF(OR([.B117]=&quot;x&quot;;[.H117]=&quot;x&quot;);1;0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definitio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18]=&quot;x&quot;;[.H118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definition/@versio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19]=&quot;x&quot;;[.H119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end_time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NX_DATE_TIME</text:p>
          </table:table-cell>
          <table:table-cell/>
          <table:table-cell table:style-name="ce14" table:formula="of:=IF(OR([.B120]=&quot;x&quot;;[.H120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experiment_description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NX_CHAR</text:p>
          </table:table-cell>
          <table:table-cell/>
          <table:table-cell table:style-name="ce14" table:formula="of:=IF(OR([.B121]=&quot;x&quot;;[.H121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experiment_identifier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NX_CHAR</text:p>
          </table:table-cell>
          <table:table-cell/>
          <table:table-cell table:style-name="ce14" table:formula="of:=IF(OR([.B122]=&quot;x&quot;;[.H122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operation_mode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NX_CHAR</text:p>
          </table:table-cell>
          <table:table-cell office:value-type="string" calcext:value-type="string">
            <text:p>leap</text:p>
          </table:table-cell>
          <table:table-cell table:style-name="ce14" table:formula="of:=IF(OR([.B123]=&quot;x&quot;;[.H123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operator/address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NX_CHAR</text:p>
          </table:table-cell>
          <table:table-cell/>
          <table:table-cell table:style-name="ce14" table:formula="of:=IF(OR([.B124]=&quot;x&quot;;[.H124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operator/affiliation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NX_CHAR</text:p>
          </table:table-cell>
          <table:table-cell/>
          <table:table-cell table:style-name="ce14" table:formula="of:=IF(OR([.B125]=&quot;x&quot;;[.H125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operator/email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NX_CHAR</text:p>
          </table:table-cell>
          <table:table-cell/>
          <table:table-cell table:style-name="ce14" table:formula="of:=IF(OR([.B126]=&quot;x&quot;;[.H126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operator/name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NX_CHAR</text:p>
          </table:table-cell>
          <table:table-cell/>
          <table:table-cell table:style-name="ce14" table:formula="of:=IF(OR([.B127]=&quot;x&quot;;[.H127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operator/orcid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NX_CHAR</text:p>
          </table:table-cell>
          <table:table-cell/>
          <table:table-cell table:style-name="ce14" table:formula="of:=IF(OR([.B128]=&quot;x&quot;;[.H128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operator/role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NX_CHAR</text:p>
          </table:table-cell>
          <table:table-cell/>
          <table:table-cell table:style-name="ce14" table:formula="of:=IF(OR([.B129]=&quot;x&quot;;[.H129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operator/telephone_number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NX_CHAR</text:p>
          </table:table-cell>
          <table:table-cell/>
          <table:table-cell table:style-name="ce14" table:formula="of:=IF(OR([.B130]=&quot;x&quot;;[.H130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program_nam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31]=&quot;x&quot;;[.H131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program_name/@versio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32]=&quot;x&quot;;[.H132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run_number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NX_CHAR</text:p>
          </table:table-cell>
          <table:table-cell/>
          <table:table-cell table:style-name="ce14" table:formula="of:=IF(OR([.B133]=&quot;x&quot;;[.H133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specimen/atom_type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CHAR</text:p>
          </table:table-cell>
          <table:table-cell/>
          <table:table-cell table:style-name="ce14" table:formula="of:=IF(OR([.B134]=&quot;x&quot;;[.H134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specimen/name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NX_CHAR</text:p>
          </table:table-cell>
          <table:table-cell/>
          <table:table-cell table:style-name="ce14" table:formula="of:=IF(OR([.B135]=&quot;x&quot;;[.H135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specimen/preparation_date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NX_DATE_TIME</text:p>
          </table:table-cell>
          <table:table-cell/>
          <table:table-cell table:style-name="ce14" table:formula="of:=IF(OR([.B136]=&quot;x&quot;;[.H136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specimen/sample_history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NX_CHAR</text:p>
          </table:table-cell>
          <table:table-cell/>
          <table:table-cell table:style-name="ce14" table:formula="of:=IF(OR([.B137]=&quot;x&quot;;[.H137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specimen/short_title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NX_CHAR</text:p>
          </table:table-cell>
          <table:table-cell/>
          <table:table-cell table:style-name="ce14" table:formula="of:=IF(OR([.B138]=&quot;x&quot;;[.H138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start_tim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X_DATE_TIME</text:p>
          </table:table-cell>
          <table:table-cell/>
          <table:table-cell table:style-name="ce14" table:formula="of:=IF(OR([.B139]=&quot;x&quot;;[.H139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/ENTRY[entry]/thumbnail/@type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NX_CHAR</text:p>
          </table:table-cell>
          <table:table-cell/>
          <table:table-cell table:style-name="ce14" table:formula="of:=IF(OR([.B140]=&quot;x&quot;;[.H140]=&quot;x&quot;);1;0)" office:value-type="float" office:value="1" calcext:value-type="float">
            <text:p>1</text:p>
          </table:table-cell>
          <table:table-cell table:style-name="ce2"/>
          <table:table-cell table:number-columns-repeated="1011"/>
        </table:table-row>
        <table:table-row table:style-name="ro3" table:visibility="filter" table:number-rows-repeated="90">
          <table:table-cell table:number-columns-repeated="1023"/>
        </table:table-row>
        <table:table-row table:style-name="ro3" table:number-rows-repeated="1048345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4:Sheet1.K230" table:display-filter-buttons="true">
          <table:filter>
            <table:filter-and>
              <table:filter-condition table:data-type="number" table:value="1" table:operator="=" table:field-number="1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0:16:51.44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0T17:32:19.516000000</meta:creation-date>
    <dc:date>2022-01-25T12:27:13.486000000</dc:date>
    <meta:editing-duration>PT15H7M1S</meta:editing-duration>
    <meta:editing-cycles>47</meta:editing-cycles>
    <meta:generator>LibreOffice/7.2.3.2$Windows_X86_64 LibreOffice_project/d166454616c1632304285822f9c83ce2e660fd92</meta:generator>
    <meta:document-statistic meta:table-count="1" meta:cell-count="607" meta:object-count="0"/>
  </office:meta>
</office:document-meta>
</file>